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035in"/>
    </style:style>
    <style:style style:name="Table1.B" style:family="table-column">
      <style:table-column-properties style:column-width="4.6569in"/>
    </style:style>
    <style:style style:name="Table1.C" style:family="table-column">
      <style:table-column-properties style:column-width="1.464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 style:list-style-name="L3">
      <style:paragraph-properties fo:margin-top="0in" fo:margin-bottom="0.1965in" loext:contextual-spacing="false"/>
    </style:style>
    <style:style style:name="P3" style:family="paragraph" style:parent-style-name="Preformatted_20_Text" style:list-style-name="L4">
      <style:paragraph-properties fo:margin-top="0in" fo:margin-bottom="0.1965in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<text:s/>Update &amp; Delete Records in PHP (MySQLi)</text:span></text:h>
      <text:h text:style-name="Heading_20_3" text:outline-level="3">📝 Update</text:h>
      <text:list xml:id="list2736561104" text:style-name="L1">
        <text:list-item>
          <text:p text:style-name="P4">Used to <text:span text:style-name="Strong_20_Emphasis">modify existing data</text:span> in a table.</text:p>
        </text:list-item>
        <text:list-item>
          <text:p text:style-name="P4">You must specify which record to update using the <text:span text:style-name="Strong_20_Emphasis">WHERE</text:span> clause.</text:p>
        </text:list-item>
      </text:list>
      <text:h text:style-name="Heading_20_3" text:outline-level="3">🗑️ Delete</text:h>
      <text:list xml:id="list2235279915" text:style-name="L2">
        <text:list-item>
          <text:p text:style-name="P5">Used to <text:span text:style-name="Strong_20_Emphasis">remove data permanently</text:span> from a table.</text:p>
        </text:list-item>
        <text:list-item>
          <text:p text:style-name="P5">Also uses the <text:span text:style-name="Strong_20_Emphasis">WHERE</text:span> clause to delete a specific record.</text:p>
        </text:list-item>
      </text:list>
      <text:p text:style-name="Quotations">⚠️ Without <text:span text:style-name="Source_20_Text">WHERE</text:span>, all records will be updated or deleted! So always use it carefully.</text:p>
      <text:p text:style-name="Horizontal_20_Line"/>
      <text:h text:style-name="Heading_20_2" text:outline-level="2">💻 <text:span text:style-name="Strong_20_Emphasis">Example 1: Update Record in PHP</text:span></text:h>
      <text:p text:style-name="Preformatted_20_Text"><text:span text:style-name="Source_20_Text">&lt;?php</text:span></text:p>
      <text:p text:style-name="Preformatted_20_Text"><text:span text:style-name="Source_20_Text">$servername = "localhost";</text:span></text:p>
      <text:p text:style-name="Preformatted_20_Text"><text:span text:style-name="Source_20_Text">$username = "root";</text:span></text:p>
      <text:p text:style-name="Preformatted_20_Text"><text:span text:style-name="Source_20_Text">$password = "";</text:span></text:p>
      <text:p text:style-name="Preformatted_20_Text"><text:span text:style-name="Source_20_Text">$dbname = "student_db";</text:span></text:p>
      <text:p text:style-name="Preformatted_20_Text"/>
      <text:p text:style-name="Preformatted_20_Text"><text:span text:style-name="Source_20_Text">// Create connection</text:span></text:p>
      <text:p text:style-name="Preformatted_20_Text"><text:span text:style-name="Source_20_Text">$conn = mysqli_connect($servername, $username, $password, $dbname);</text:span></text:p>
      <text:p text:style-name="Preformatted_20_Text"/>
      <text:p text:style-name="Preformatted_20_Text"><text:span text:style-name="Source_20_Text">// Check connection</text:span></text:p>
      <text:p text:style-name="Preformatted_20_Text"><text:span text:style-name="Source_20_Text">if (!$conn) {</text:span></text:p>
      <text:p text:style-name="Preformatted_20_Text"><text:span text:style-name="Source_20_Text"><text:s text:c="4"/>die("Connection failed: " . mysqli_connect_error(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SQL query to update record</text:span></text:p>
      <text:p text:style-name="Preformatted_20_Text"><text:span text:style-name="Source_20_Text">$sql = "UPDATE students SET email='newemail@gmail.com' WHERE id=2";</text:span></text:p>
      <text:p text:style-name="Preformatted_20_Text"/>
      <text:p text:style-name="Preformatted_20_Text"><text:span text:style-name="Source_20_Text">// Execute query</text:span></text:p>
      <text:p text:style-name="Preformatted_20_Text"><text:span text:style-name="Source_20_Text">if (mysqli_query($conn, $sql)) {</text:span></text:p>
      <text:p text:style-name="Preformatted_20_Text"><text:span text:style-name="Source_20_Text"><text:s text:c="4"/>echo "Record updated successfully!";</text:span></text:p>
      <text:p text:style-name="Preformatted_20_Text"><text:span text:style-name="Source_20_Text">} else {</text:span></text:p>
      <text:p text:style-name="Preformatted_20_Text"><text:span text:style-name="Source_20_Text"><text:s text:c="4"/>echo "Error updating record: " . mysqli_error($conn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ose connection</text:span></text:p>
      <text:p text:style-name="Preformatted_20_Text"><text:span text:style-name="Source_20_Text">mysqli_close($conn);</text:span></text:p>
      <text:p text:style-name="P1"><text:span text:style-name="Source_20_Text">?&gt;</text:span></text:p>
      <text:p text:style-name="Horizontal_20_Line"/>
      <text:h text:style-name="Heading_20_3" text:outline-level="3">🧩 <text:span text:style-name="Strong_20_Emphasis">Explanation </text:span></text:h>
      <text:list xml:id="list1001427404" text:style-name="L3">
        <text:list-item>
          <text:p text:style-name="P6"><text:span text:style-name="Strong_20_Emphasis">Database Connection:</text:span></text:p>
          <text:p text:style-name="P2"><text:soft-page-break/><text:span text:style-name="Source_20_Text">$conn = mysqli_connect($servername, $username, $password, $dbname);</text:span></text:p>
          <text:p text:style-name="P6">→ Connects PHP with MySQL database.</text:p>
        </text:list-item>
        <text:list-item>
          <text:p text:style-name="P6"><text:span text:style-name="Strong_20_Emphasis">Check Connection:</text:span></text:p>
          <text:p text:style-name="P2"><text:span text:style-name="Source_20_Text">if (!$conn) { die("Connection failed: " . mysqli_connect_error()); }</text:span></text:p>
          <text:p text:style-name="P6">→ Checks if connection is successful or not.</text:p>
        </text:list-item>
        <text:list-item>
          <text:p text:style-name="P6"><text:span text:style-name="Strong_20_Emphasis">SQL Query:</text:span></text:p>
          <text:p text:style-name="P2"><text:span text:style-name="Source_20_Text">$sql = "UPDATE students SET email='newemail@gmail.com' WHERE id=2";</text:span></text:p>
          <text:p text:style-name="P6">→ Updates the email of the student whose ID = 2.</text:p>
        </text:list-item>
        <text:list-item>
          <text:p text:style-name="P6"><text:span text:style-name="Strong_20_Emphasis">Execute Query:</text:span></text:p>
          <text:p text:style-name="P2"><text:span text:style-name="Source_20_Text">mysqli_query($conn, $sql);</text:span></text:p>
          <text:p text:style-name="P6">→ Sends query to MySQL server.</text:p>
        </text:list-item>
        <text:list-item>
          <text:p text:style-name="P6"><text:span text:style-name="Strong_20_Emphasis">Check Execution Result:</text:span></text:p>
          <text:p text:style-name="P2"><text:span text:style-name="Source_20_Text">if (mysqli_query(...)) { echo "Record updated successfully!"; }</text:span></text:p>
          <text:p text:style-name="P6">→ Displays success message if query runs correctly.</text:p>
        </text:list-item>
        <text:list-item>
          <text:p text:style-name="P6"><text:span text:style-name="Strong_20_Emphasis">Close Connection:</text:span></text:p>
          <text:p text:style-name="P2"><text:span text:style-name="Source_20_Text">mysqli_close($conn);</text:span></text:p>
          <text:p text:style-name="P6">→ Closes the database connection.</text:p>
        </text:list-item>
      </text:list>
      <text:p text:style-name="Horizontal_20_Line"/>
      <text:h text:style-name="Heading_20_2" text:outline-level="2">💻 <text:span text:style-name="Strong_20_Emphasis">Example 2: Delete Record in PHP</text:span></text:h>
      <text:p text:style-name="Preformatted_20_Text"><text:span text:style-name="Source_20_Text">&lt;?php</text:span></text:p>
      <text:p text:style-name="Preformatted_20_Text"><text:span text:style-name="Source_20_Text">$servername = "localhost";</text:span></text:p>
      <text:p text:style-name="Preformatted_20_Text"><text:span text:style-name="Source_20_Text">$username = "root";</text:span></text:p>
      <text:p text:style-name="Preformatted_20_Text"><text:span text:style-name="Source_20_Text">$password = "";</text:span></text:p>
      <text:p text:style-name="Preformatted_20_Text"><text:span text:style-name="Source_20_Text">$dbname = "student_db";</text:span></text:p>
      <text:p text:style-name="Preformatted_20_Text"/>
      <text:p text:style-name="Preformatted_20_Text"><text:span text:style-name="Source_20_Text">// Create connection</text:span></text:p>
      <text:p text:style-name="Preformatted_20_Text"><text:span text:style-name="Source_20_Text">$conn = mysqli_connect($servername, $username, $password, $dbname);</text:span></text:p>
      <text:p text:style-name="Preformatted_20_Text"/>
      <text:p text:style-name="Preformatted_20_Text"><text:span text:style-name="Source_20_Text">// Check connection</text:span></text:p>
      <text:p text:style-name="Preformatted_20_Text"><text:span text:style-name="Source_20_Text">if (!$conn) {</text:span></text:p>
      <text:p text:style-name="Preformatted_20_Text"><text:span text:style-name="Source_20_Text"><text:s text:c="4"/>die("Connection failed: " . mysqli_connect_error()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SQL query to delete a record</text:span></text:p>
      <text:p text:style-name="Preformatted_20_Text"><text:span text:style-name="Source_20_Text">$sql = "DELETE FROM students WHERE id=3";</text:span></text:p>
      <text:p text:style-name="Preformatted_20_Text"/>
      <text:p text:style-name="Preformatted_20_Text"><text:span text:style-name="Source_20_Text">// Execute query</text:span></text:p>
      <text:p text:style-name="Preformatted_20_Text"><text:span text:style-name="Source_20_Text">if (mysqli_query($conn, $sql)) {</text:span></text:p>
      <text:p text:style-name="Preformatted_20_Text"><text:soft-page-break/><text:span text:style-name="Source_20_Text"><text:s text:c="4"/>echo "Record deleted successfully!";</text:span></text:p>
      <text:p text:style-name="Preformatted_20_Text"><text:span text:style-name="Source_20_Text">} else {</text:span></text:p>
      <text:p text:style-name="Preformatted_20_Text"><text:span text:style-name="Source_20_Text"><text:s text:c="4"/>echo "Error deleting record: " . mysqli_error($conn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Close connection</text:span></text:p>
      <text:p text:style-name="Preformatted_20_Text"><text:span text:style-name="Source_20_Text">mysqli_close($conn);</text:span></text:p>
      <text:p text:style-name="P1"><text:span text:style-name="Source_20_Text">?&gt;</text:span></text:p>
      <text:p text:style-name="Horizontal_20_Line"/>
      <text:h text:style-name="Heading_20_3" text:outline-level="3">🧩 <text:span text:style-name="Strong_20_Emphasis">Explanation </text:span></text:h>
      <text:list xml:id="list3416319778" text:style-name="L4">
        <text:list-item>
          <text:p text:style-name="P7"><text:span text:style-name="Strong_20_Emphasis">Connection Setup:</text:span><text:line-break/>→ Connects PHP with MySQL.</text:p>
        </text:list-item>
        <text:list-item>
          <text:p text:style-name="P7"><text:span text:style-name="Strong_20_Emphasis">SQL DELETE Query:</text:span></text:p>
          <text:p text:style-name="P3"><text:span text:style-name="Source_20_Text">$sql = "DELETE FROM students WHERE id=3";</text:span></text:p>
          <text:p text:style-name="P7">→ Deletes the record of the student with ID = 3.</text:p>
        </text:list-item>
        <text:list-item>
          <text:p text:style-name="P7"><text:span text:style-name="Strong_20_Emphasis">Execute &amp; Check:</text:span></text:p>
          <text:p text:style-name="P3"><text:span text:style-name="Source_20_Text">if (mysqli_query($conn, $sql)) { echo "Record deleted successfully!"; }</text:span></text:p>
          <text:p text:style-name="P7">→ If the query runs properly, it shows success message.</text:p>
        </text:list-item>
        <text:list-item>
          <text:p text:style-name="P7"><text:span text:style-name="Strong_20_Emphasis">Close Connection:</text:span><text:line-break/>→ Ends connection safely.</text:p>
        </text:list-item>
      </text:list>
      <text:p text:style-name="Horizontal_20_Line"/>
      <text:h text:style-name="Heading_20_2" text:outline-level="2">⚡ <text:span text:style-name="Strong_20_Emphasis">Output Examples</text:span></text:h>
      <text:p text:style-name="Text_20_body">✅ For Update Query</text:p>
      <text:p text:style-name="P1"><text:span text:style-name="Source_20_Text">Record updated successfully!</text:span></text:p>
      <text:p text:style-name="Text_20_body">✅ For Delete Query</text:p>
      <text:p text:style-name="P1"><text:span text:style-name="Source_20_Text">Record deleted successfully!</text:span></text:p>
      <text:p text:style-name="Horizontal_20_Line"/>
      <text:h text:style-name="Heading_20_2" text:outline-level="2">🧩 <text:span text:style-name="Strong_20_Emphasis">Important Tips</text:span></text:h>
      <text:list xml:id="list913504995" text:style-name="L5">
        <text:list-item>
          <text:p text:style-name="P8">Always use <text:span text:style-name="Strong_20_Emphasis">WHERE</text:span> clause in Update &amp; Delete queries.</text:p>
        </text:list-item>
        <text:list-item>
          <text:p text:style-name="P8">Use <text:span text:style-name="Source_20_Text">mysqli_error($conn)</text:span> to check for any SQL errors.</text:p>
        </text:list-item>
        <text:list-item>
          <text:p text:style-name="P8">Always <text:span text:style-name="Strong_20_Emphasis">close your connection</text:span> after database operations.</text:p>
        </text:list-item>
        <text:list-item>
          <text:p text:style-name="P8">You can also use <text:span text:style-name="Strong_20_Emphasis">prepared statements</text:span> for security (to prevent SQL Injection).</text:p>
        </text:list-item>
      </text:list>
      <text:p text:style-name="Horizontal_20_Line"><text:soft-page-break/></text:p>
      <text:h text:style-name="Heading_20_2" text:outline-level="2">🏁 <text:span text:style-name="Strong_20_Emphasis">Summary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Operation</text:p>
            </table:table-cell>
            <table:table-cell table:style-name="Table1.A1" office:value-type="string">
              <text:p text:style-name="Table_20_Heading">SQL Command Exampl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Update</text:p>
          </table:table-cell>
          <table:table-cell table:style-name="Table1.A1" office:value-type="string">
            <text:p text:style-name="Table_20_Contents"><text:span text:style-name="Source_20_Text">UPDATE table_name SET column=value WHERE condition;</text:span></text:p>
          </table:table-cell>
          <table:table-cell table:style-name="Table1.A1" office:value-type="string">
            <text:p text:style-name="Table_20_Contents">Modify existing data</text:p>
          </table:table-cell>
        </table:table-row>
        <table:table-row>
          <table:table-cell table:style-name="Table1.A1" office:value-type="string">
            <text:p text:style-name="Table_20_Contents">Delete</text:p>
          </table:table-cell>
          <table:table-cell table:style-name="Table1.A1" office:value-type="string">
            <text:p text:style-name="Table_20_Contents"><text:span text:style-name="Source_20_Text">DELETE FROM table_name WHERE condition;</text:span></text:p>
          </table:table-cell>
          <table:table-cell table:style-name="Table1.A1" office:value-type="string">
            <text:p text:style-name="Table_20_Contents">Remove existing data</text:p>
          </table:table-cell>
        </table:table-row>
      </table:table>
      <text:p text:style-name="Horizontal_20_Line"/>
      <text:h text:style-name="Heading_20_2" text:outline-level="2">🎯 <text:span text:style-name="Strong_20_Emphasis">Practice Task</text:span></text:h>
      <text:p text:style-name="Text_20_body">Try updating a student's <text:span text:style-name="Strong_20_Emphasis">name</text:span> or <text:span text:style-name="Strong_20_Emphasis">marks</text:span> using PHP, and then delete one student’s record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29T22:37:56.547000000</meta:creation-date>
    <dc:date>2025-10-29T22:41:43.544000000</dc:date>
    <meta:editing-duration>PT3M48S</meta:editing-duration>
    <meta:editing-cycles>1</meta:editing-cycles>
    <meta:document-statistic meta:table-count="1" meta:image-count="0" meta:object-count="0" meta:page-count="4" meta:paragraph-count="104" meta:word-count="496" meta:character-count="3195" meta:non-whitespace-character-count="2794"/>
    <meta:generator>Neat_Office/6.2.8.2$Windows_x86 LibreOffice_project/</meta:generator>
  </office:meta>
</office:document-meta>
</file>